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Normal"/>
      <text:p text:style-name="Normal">•••</text:p>
      <text:p text:style-name="Normal">Saturday 13th July, 23:56, 70 days left</text:p>
      <text:p text:style-name="Normal">Today didn't go as well as yesterday, but overall it went well. I'll train my focus elsewhere, I'm only writing in the morning, no Leetcode. If I wish to be the best, I will need all the training and time I can get my hands on.</text:p>
      <text:p text:style-name="Normal">We're also on the verge of defeat right now. Let's see what you're made of. Let's see if you can withstand tonight, tomorrow and the days that follow. Let's see if we are a step closer to our ideal self.</text:p>
      <text:p text:style-name="Normal">That's right, slow and steady. We'll keep at it slow and steady.</text:p>
      <text:p text:style-name="Normal">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Normal"/>
      <text:p text:style-name="Normal">•••</text:p>
      <text:p text:style-name="Normal">Sunday 14th July, 23:04, 69 days left</text:p>
      <text:p text:style-name="Normal">Funny number. Today didn't go badly. We basically took a rest day. We lacked sleep, so we slept in this morning, and then we didn't push too hard for the rest of the day. This is fine, Sundays are supposed to be rest days after all.</text:p>
      <text:p text:style-name="Normal">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Normal">That doesn't mean we're forgetting every other lesson up till now. Keep them in mind. Play the best you can.</text:p>
      <text:p text:style-name="Normal"/>
      <text:p text:style-name="Normal">•••</text:p>
      <text:p text:style-name="Normal">Monday 15th July, 22:31, 68 days left</text:p>
      <text:p text:style-name="Normal">We're becoming unruly. This happens regularly, it seems. We want to bend the routine to our mood. It's the project again. Part of me wants to devote as much time as possible to it.</text:p>
      <text:p text:style-name="Normal">The only part of me that's against it is the one that stood up to it a while back. The arguments are the same. On both sides.</text:p>
      <text:p text:style-name="Normal">You know what? If you want work, I can give you work.</text:p>
      <text:p text:style-name="Normal">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Normal">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Normal">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Normal">So, we're going all in. No take-backs. Let's do this shit. Go to sleep, and dedicate every morning to this damn project.</text:p>
      <text:p text:style-name="Normal">Let this be a new training every morning. Every day. Teach me how to give something my all, everything I've got. Teach me how to give something my entire life.</text:p>
      <text:p text:style-name="Normal"/>
      <text:p text:style-name="Normal">•••</text:p>
      <text:p text:style-name="Normal">Wednesday 17th July, 00:13, 67 days left</text:p>
      <text:p text:style-name="Normal">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Normal">We don't have much else to say. Let's just hope this is a good call. Don't ruin our streak, yeah?</text:p>
      <text:p text:style-name="Normal"/>
      <text:p text:style-name="Normal">•••</text:p>
      <text:p text:style-name="Normal">Wednesday 17th July, 23:40, 66 days left</text:p>
      <text:p text:style-name="Normal">Managed to actually rest. Fairly well at least. Yesternight we played DMC5 until 3am, and thoroughly got our asses handed to us on a silver platter. Today we played World of Warships, and died with minimal positive impact more often than I'd like to admit.</text:p>
      <text:p text:style-name="Normal">My point is, despite the fact that we are on a streak, something's off. Our performance is... bad. Why is that? Why is it that despite... Despite what? Our inexistent attempts at maintaining awareness?</text:p>
      <text:p text:style-name="Normal">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Normal">Alright, I'll drill that in your head as many times as I need to, but for now, let's analyse. What went wrong?</text:p>
      <text:p text:style-name="Normal">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Normal">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Normal">We've tried much for awareness, with little results. So instead, let's just focus on awareness when we are working. When we are performing a task. Yeah, let's try.</text:p>
      <text:p text:style-name="Normal">Alright, that's enough for today, let's go to sleep now. Goodnight.</text:p>
      <text:p text:style-name="Normal"/>
      <text:p text:style-name="Normal">•••</text:p>
      <text:p text:style-name="Normal">Thursday 18th July, 23:22, 65 days left</text:p>
      <text:p text:style-name="Normal">I feel like we're incredibly slow. Due to circumstances, we weren't able to get much done today, I wonder about tomorrow? And what about the day after that? And the one after? Sometimes I really feel like we aren't getting anything done.</text:p>
      <text:p text:style-name="Normal">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Normal">You know, sometimes I want to write. And I want to write at night. It just doesn't work in the morning. So let's write at night. In a way, we're keeping with what we said, but we also aren't. There was no plan to write. But I don't want to stop writing.</text:p>
      <text:p text:style-name="Normal">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Normal">I think the time is ripe for a second attempt. We will try writing at night again. We have from after dinner until midnight. At least, on paper. On paper. But tomorrow morning, just tomorrow morning, I want to write.</text:p>
      <text:p text:style-name="Normal">We won't. We'll keep to our word. In exchange, do your best to be able to write tomorrow evening. </text:p>
      <text:p text:style-name="Normal">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Normal">Actually, let's make one more change. Write until whatever time you want at night. There, I said it explicitly. See you now.</text:p>
      <text:p text:style-name="Normal"/>
      <text:p text:style-name="Normal">•••</text:p>
      <text:p text:style-name="Normal">Friday 19th July, 22:43, 64 days left</text:p>
      <text:p text:style-name="Normal">That was a pain. Spent the whole day researching message brokers. But we have our answer. Or should I say, we've made our choice.</text:p>
      <text:p text:style-name="Normal">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Normal">You've also followed the routine a bit better, but, well, not all that well. We didn't workout today, even though we had to. We hadn't worked out yesterday due to unfortunate circumstances too. Well, it's not the top priority. The top priority is the project.</text:p>
      <text:p text:style-name="Normal">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Normal">... 17 sai no uta. We were completely incapable of focusing on university. Back when we'd finished TAW, we said we'd come back to writing, after we were done with uni.</text:p>
      <text:p text:style-name="Normal">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Normal"/>
      <text:p text:style-name="Normal">•••</text:p>
      <text:p text:style-name="Normal">Saturday 20th July, 23:38, 63 days left</text:p>
      <text:p text:style-name="Normal">We lost yesternight. For no good reason. There never are good reasons to lose. Never.</text:p>
      <text:p text:style-name="Normal">We'll put a stop to caffeine, I can't sleep at night because of it.</text:p>
      <text:p text:style-name="Normal">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Normal">While you may not wish to lead, a skill is a skill, and right now we need to develop it some, whether we want to or not.</text:p>
      <text:p text:style-name="Normal">Other than that... Unlike yesterday, you got lost today while doing your research. We're not sure where to go and what to do. We'll have to figure that out.</text:p>
      <text:p text:style-name="Normal">I do not have much else to say, so, see you.</text:p>
      <text:p text:style-name="Normal"/>
      <text:p text:style-name="Normal">•••</text:p>
      <text:p text:style-name="Normal">Sunday 21st July, 23:59, 62 days left</text:p>
      <text:p text:style-name="Normal">Tired. Walked for maybe two hours today.</text:p>
      <text:p text:style-name="Normal">Very tired. Nothing much happened today. But I do want to chill with a video game tonight.</text:p>
      <text:p text:style-name="Normal">Even though it's this late? Yes, even though...</text:p>
      <text:p text:style-name="Normal">I'm just tired. Yup, we are. You want to relax with a video game. Which is a stupid thing to do. It's a bad move. Instead, we'll create willpower out of thin air, and go to sleep.</text:p>
      <text:p text:style-name="Normal">Our brain was also all over the place today. We lacked focus, we still lack it, and our awareness was essentially on pause; we neither trained it nor degraded it.</text:p>
      <text:p text:style-name="Normal">Whatever the case, let's go to sleep.</text:p>
      <text:p text:style-name="Normal"/>
      <text:p text:style-name="Normal">•••</text:p>
      <text:p text:style-name="Normal">Monday 22nd July, 23:00, 61 days left</text:p>
      <text:p text:style-name="Normal">Played my best Des Moines game in WoWs tonight. Kraken, 247k damage, and a finish to put you on the edge of your seat. Victory is sweet, as is the port music after it. That was a great motivator, because my battles with the DM were bad prior to that game.</text:p>
      <text:p text:style-name="Normal">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Normal">We aren't grinding properly, are we? We aren't respecting our sleep schedule at all. So, now, while sleep is all important, tell me, what do you think of waking up at 6am? What do you say about beginning the true grind?</text:p>
      <text:p text:style-name="Normal">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Normal"/>
      <text:p text:style-name="Normal">•••</text:p>
      <text:p text:style-name="Normal">Tuesday 23rd July, 23:17, 60 days left</text:p>
      <text:p text:style-name="Normal">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Normal">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Normal">There are specific times of the day in which we have to fight. You know them. Show me that your willpower is more than just daydreams and imagination. Show me how your imagination can warp reality.</text:p>
      <text:p text:style-name="Normal">To A World, Imagination.</text:p>
      <text:p text:style-name="Normal"/>
      <text:p text:style-name="Normal">•••</text:p>
      <text:p text:style-name="Normal">Wednesday 24th July, 21:45, 59 days left</text:p>
      <text:p text:style-name="Normal">What to say... Not much...</text:p>
      <text:p text:style-name="Normal">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Normal"/>
      <text:p text:style-name="Normal">•••</text:p>
      <text:p text:style-name="Normal">Thursday 25th July, 21:37, 58 days left</text:p>
      <text:p text:style-name="Normal">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Normal"/>
      <text:p text:style-name="Normal">•••</text:p>
      <text:p text:style-name="Normal">Friday 26th July, 21:12, 57 days left</text:p>
      <text:p text:style-name="Normal">Today went fairly well. Yesterday too we respected schedule. But two is not a crowd. There's a long road ahead. At least 57 days, and we want it to last longer, as long as it needs to.</text:p>
      <text:p text:style-name="Normal">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Normal">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Normal"/>
      <text:p text:style-name="Normal">•••</text:p>
      <text:p text:style-name="Normal">Saturday 27th July, 21:53, 56 days left</text:p>
      <text:p text:style-name="Normal">I would greatly appreciate staying at home and doing my own thing for once. Not today, and not tomorrow either, it would seem. Not yesterday, not the day before it, and probably not the day before that either... Can't I just be left in peace?</text:p>
      <text:p text:style-name="Normal">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Normal">Consider this question —these questions— well. Shape us into something we love. That is the goal. Happiness is still a long way away, and for now, the ultimate goal is to become someone we love, until we can think about happiness.</text:p>
      <text:p text:style-name="Normal">Now, live. Show me how to live.</text:p>
      <text:p text:style-name="Normal"/>
      <text:p text:style-name="Normal">•••</text:p>
      <text:p text:style-name="Normal">Sunday 28th July, 22:28, 55 days left</text:p>
      <text:p text:style-name="Normal">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Normal">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Normal">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Normal">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Normal">How's that for exactitude? That's a lot more like it, this allows analysis, this allows us to figure out what went wrong, and how we could fix it.</text:p>
      <text:p text:style-name="Normal">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Normal">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Normal">That's quite enough for today. Hey, here's a question: our body seems to need 9 hours of sleep. We've thought that for a long time now. Should we set the alarm to 7am instead of 6?</text:p>
      <text:p text:style-name="Normal">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Normal"/>
      <text:p text:style-name="Normal">•••</text:p>
      <text:p text:style-name="Normal">Monday 29th July, 22:22, 54 days left</text:p>
      <text:p text:style-name="Normal">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Normal">We'll try waking up at 7am. It's starting to look pretty obvious that our past observation of needing 9 hours of sleep might be correct. Too many mornings have we spent failing to get up.</text:p>
      <text:p text:style-name="Normal">I'm tired. Let's go to sleep. Yes.</text:p>
      <text:p text:style-name="Normal"/>
      <text:p text:style-name="Normal">•••</text:p>
      <text:p text:style-name="Normal">Tuesday 30th July, 22:12, 53 days left</text:p>
      <text:p text:style-name="Normal">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Normal">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Normal">We focused, and we learned. A lot. We have a good handle of the basics of concurrency in Golang, and with some practice, I'm confident we can make good use of them.</text:p>
      <text:p text:style-name="Normal">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Normal">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Normal">So, let's try again tomorrow. Right now, let's try to fall asleep, shall we? Sounds great to me. Goodnight.</text:p>
      <text:p text:style-name="Normal"/>
      <text:p text:style-name="Normal">•••</text:p>
      <text:p text:style-name="Normal">Wednesday 31st July, 22:53, 52 days left</text:p>
      <text:p text:style-name="Normal">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Normal">I'm suspecting that it's of our past habits of taking it slow that's coming back to bite us. Or rather, it always bit us, but we're only really appreciating it now. So now we have to compute faster, whatever we do, to make up for that.</text:p>
      <text:p text:style-name="Normal">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Normal">You know, by the looks of it, our body actually seems to need eight and a half hours of sleep, not nine. That's a full half hour of difference. We won't manage to sleep at 21:30, but... We can take thirty minutes of debt.</text:p>
      <text:p text:style-name="Normal">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Normal"/>
      <text:p text:style-name="Normal">•••</text:p>
      <text:p text:style-name="Normal">Friday 2nd August, 00:25, 51 days left</text:p>
      <text:p text:style-name="Normal">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Normal">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Normal">... Deliberate practice. Let's practice improving our daily routine. The objective is clear, let's go to sleep and do our best. Goodnight.</text:p>
      <text:p text:style-name="Normal"/>
      <text:p text:style-name="Normal">•••</text:p>
      <text:p text:style-name="Normal">Friday 2nd August, 19:27, 50 days left</text:p>
      <text:p text:style-name="Normal">Now then, let's write a bit. Let's analyse our current situation, let's break down why it's so... bad.</text:p>
      <text:p text:style-name="Normal">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Normal"/>
      <text:p text:style-name="Normal">•••</text:p>
      <text:p text:style-name="Normal">Sunday 4th August, 00:01, 49 days left</text:p>
      <text:p text:style-name="Normal">There is much to say. You also have much to answer for. For example, what the fuck do you think you were doing? Today we spent the whole time making a theme on Neovim, and yesternight...</text:p>
      <text:p text:style-name="Normal">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Normal">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Normal">If you want strength, you know what to do. You know exactly what you have to do. You have to listen to your heart, do what it says, do what you know you have to do, and all excuses be damned.</text:p>
      <text:p text:style-name="Normal">There's something else that's interesting that happened today: we turned our phone on at around 19:00. Why don't we do that more often?</text:p>
      <text:p text:style-name="Normal">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Normal"/>
      <text:p text:style-name="Normal">•••</text:p>
      <text:p text:style-name="Normal">Sunday 4th August, 23:02, 48 days left</text:p>
      <text:p text:style-name="Normal">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Normal"/>
      <text:p text:style-name="Normal">•••</text:p>
      <text:p text:style-name="Normal">Monday 5th August, 22:25, 47 days left</text:p>
      <text:p text:style-name="Normal">Apparently we're a coffee person. That's what my alt account decided. I guess he's about the only person on earth who knows me as much as I do, so I'll take it.</text:p>
      <text:p text:style-name="Normal">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Normal">What should I say about today... Not bad, but not good enough. We've identified YT as our greatest time-sink. Time is a precious resource, limited by nature, and we are spending far too much of it on YT. Far more than we need to, especially since Nene is on a break.</text:p>
      <text:p text:style-name="Normal">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Normal">Other than that, things did go well. What will you tell me tomorrow I wonder. Let's go to sleep now. Alright, goodnight.</text:p>
      <text:p text:style-name="Normal"/>
      <text:p text:style-name="Normal">•••</text:p>
      <text:p text:style-name="Normal">Tuesday 6th August, 23:00, 46 days left</text:p>
      <text:p text:style-name="Normal">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Normal">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Normal">Strangely enough, this one didn't feel as bad as Mel's graduation. We've likely grown, and are capable of taking stronger blows.</text:p>
      <text:p text:style-name="Normal">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Normal">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Normal">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Normal"/>
      <text:p text:style-name="Normal">•••</text:p>
      <text:p text:style-name="Normal">Wednesday 7th August, 22:30, 45 days left</text:p>
      <text:p text:style-name="Normal">And here I thought we'd made peace with it. But my heart hurts sometimes. It's quite painful. Nenechi will also graduate some day, and quoting a fellow husband, “you'll see me on the news when that time comes”.</text:p>
      <text:p text:style-name="Normal">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Normal">What are you saying? Nevermind me. Yeah, I'll do that.</text:p>
      <text:p text:style-name="Normal">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Normal">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Normal">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Normal"/>
      <text:p text:style-name="Normal">•••</text:p>
      <text:p text:style-name="Normal">Thursday 8th August, 21:59, 45 days left</text:p>
      <text:p text:style-name="Normal">Let's divide this into two clear parts. No, the second part doesn't really stand on its own legs, let this be what it will be.</text:p>
      <text:p text:style-name="Normal">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Normal">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Normal">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Normal">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Normal">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Normal">That's enough writing, let's go to sleep. We can hardly focus on work lately, do better. Do better.</text:p>
      <text:p text:style-name="Normal"/>
      <text:p text:style-name="Normal">•••</text:p>
      <text:p text:style-name="Normal">Saturday 10th August, 00:05, 44 days left</text:p>
      <text:p text:style-name="Normal">Sometimes I'm left to wonder what the fuck is it that I'm doing. Now is one such times. So, what the fuck am I doing? Uh, if I had to say, I'd say we're fucking up pretty bad.</text:p>
      <text:p text:style-name="Normal">Normally I'd consider today a below-average day. Not too bad, but not good either. But the thing is, we've been having a few below-average days in a row now, haven't we? So, let me repeat the question: what the fuck are we doing?</text:p>
      <text:p text:style-name="Normal">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Normal">Alright, that will be all. See you.</text:p>
      <text:p text:style-name="Normal"/>
      <text:p text:style-name="Normal">•••</text:p>
      <text:p text:style-name="Normal">Saturday 10th August, 20:52, 43 days left</text:p>
      <text:p text:style-name="Normal">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Normal">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Normal"/>
      <text:p text:style-name="Normal">•••</text:p>
      <text:p text:style-name="Normal">Sunday 11th August, 22:59, 42 days left</text:p>
      <text:p text:style-name="Normal">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Normal">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Normal">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Normal">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Normal">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Normal"/>
      <text:p text:style-name="Normal">•••</text:p>
      <text:p text:style-name="Normal">Tuesday 13th August, 00:48, 42 days left</text:p>
      <text:p text:style-name="Normal">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Normal"/>
      <text:p text:style-name="Normal">•••</text:p>
      <text:p text:style-name="Normal">Tuesday 13th August, 23:24, 41 days left</text:p>
      <text:p text:style-name="Normal">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Normal">Alright, let's go to sleep then. Sure, not like there's much else to do.</text:p>
      <text:p text:style-name="Normal"/>
      <text:p text:style-name="Normal">•••</text:p>
      <text:p text:style-name="Normal">Wednesday 14th August, 23:59, 40 days left</text:p>
      <text:p text:style-name="Normal">I still wonder what I should do. What should I do? Am I allowed to play now? Or should I go to sleep instead? What should I do?</text:p>
      <text:p text:style-name="Normal">My heart tells me it's fine, but is it really? There are consequences to everything, I know that. It's just, I can't tell if this will have good or bad consequences.</text:p>
      <text:p text:style-name="Normal">That's because you're not considering them. If you consider them, you'll at least have an idea. Yeah, we'd regret it a bit. So let's play. With friends.</text:p>
      <text:p text:style-name="Normal"/>
      <text:p text:style-name="Normal">•••</text:p>
      <text:p text:style-name="Normal">Thursday 15th August, 22:25, 39 days left</text:p>
      <text:p text:style-name="Normal">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Normal">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Normal"/>
      <text:p text:style-name="Normal">•••</text:p>
      <text:p text:style-name="Normal">Friday 16th August, 23:20, 38 days left</text:p>
      <text:p text:style-name="Normal">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Normal">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Normal">That's it for today. We didn't do particularly well, but we didn't do too bad either. Let's go to sleep now. Goodnight.</text:p>
      <text:p text:style-name="Normal"/>
      <text:p text:style-name="Normal">•••</text:p>
      <text:p text:style-name="Normal">Saturday 17th August, 23:21, 37 days left</text:p>
      <text:p text:style-name="Normal">I'm rather tired. I hadn't worked out in a while. I think I'll sleep well today. I'm home.</text:p>
      <text:p text:style-name="Normal">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Normal"/>
      <text:p text:style-name="Normal">•••</text:p>
      <text:p text:style-name="Normal">Sunday 18th August, 22:19, 36 days left</text:p>
      <text:p text:style-name="Normal">What to say what to say. What is there to say about today? There could be much, there could be little.</text:p>
      <text:p text:style-name="Normal">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Normal">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Normal">You didn't think that one through. You're not thinking this one through. How can you make that claim?</text:p>
      <text:p text:style-name="Normal">Guts. The same thing we always use. It's the same instincts we always trust.</text:p>
      <text:p text:style-name="Normal">No it's not. This one was a wild shot.</text:p>
      <text:p text:style-name="Normal">We're lost.</text:p>
      <text:p text:style-name="Normal">We are.</text:p>
      <text:p text:style-name="Normal">What should we do?</text:p>
      <text:p text:style-name="Normal">I want to escape from it all. From this world. But we know that the only way out is through. What do we do?</text:p>
      <text:p text:style-name="Normal">We write.</text:p>
      <text:p text:style-name="Normal"/>
      <text:p text:style-name="Normal">•••</text:p>
      <text:p text:style-name="Normal">Tuesday 20th August, 00:19, 35 days left</text:p>
      <text:p text:style-name="Normal">What should I do? I'm not trying hard enough.</text:p>
      <text:p text:style-name="Normal">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Normal">Wanna go somewhere tomorrow? The cinema. Alone. Or a cafe, with our computer. To write. To resume our story. After so long...</text:p>
      <text:p text:style-name="Normal">...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Normal">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Normal">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Normal">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Normal"/>
      <text:p text:style-name="Normal">•••</text:p>
      <text:p text:style-name="Normal">Wednesday 21st August, 00:03, 34 days left</text:p>
      <text:p text:style-name="Normal">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Normal">To be honest, it wasn't so much a crisis as it was the same thing as yesterday and possibly the day before. But since I don't know what an existential crisis is, I guess I'll count it as one.</text:p>
      <text:p text:style-name="Normal">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Normal">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Normal">So we're rethinking this entire thing. Yes, I've got commitment issues, but I think it's actually a good thing to not commit to stupid things and know when to cut my losses. As for important matters, I think we have a lot less commitment issues.</text:p>
      <text:p text:style-name="Normal">The grind. What was its purpose? Growth, and productivity. We're revamping the entire thing.</text:p>
      <text:p text:style-name="Normal">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Normal">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Normal">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Normal">Understood. That's all for today. See you tomorrow.</text:p>
      <text:p text:style-name="Normal">Oh, and by the way, there's absolutely no need to end this after summer ends. None whatsoever. Unless you do find a need. Alright, let's go now, make me a good summer.</text:p>
      <text:p text:style-name="Normal"/>
      <text:p text:style-name="Normal">•••</text:p>
      <text:p text:style-name="Normal">Wednesday 21st August, 22:38, 33 days left</text:p>
      <text:p text:style-name="Normal">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Normal"/>
      <text:p text:style-name="Normal">•••</text:p>
      <text:p text:style-name="Normal">Thursday 22nd August, 22:20, 32 days left</text:p>
      <text:p text:style-name="Normal">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Normal">Now, on to tactical analysis: what's our next move? Because of yesterday, I actually feel pretty good about continuing to work on the project, but should we? Is that really the right thing to do? Shouldn't we be moving back to writing instead?</text:p>
      <text:p text:style-name="Normal">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Normal">And cut. Now we learn from our lessons and stop to consider this decision we just made and see if it's retarded beyond reason, like many before it. Objectivity is key.</text:p>
      <text:p text:style-name="Normal">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Normal">In truth, we said a routine would set itself, so let it be that we only write at night, and night is only for writing. And sleeping.</text:p>
      <text:p text:style-name="Normal">... Do we also stop to consider this decision? Yes. Yes we do. We repeat this cycle until we find a decision we have no qualms with. Or until we've had enough. Something tells me the latter is gonna happen a lot more often if we don't forget to check our decisions.</text:p>
      <text:p text:style-name="Normal">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Normal"/>
      <text:p text:style-name="Normal">•••</text:p>
      <text:p text:style-name="Normal">Friday 23rd August, 22:35, 32 days left</text:p>
      <text:p text:style-name="Normal">Dr. House was named House because Holmes is pronounced “homes”. But then, wouldn't it be Houses? Fair point, but Houses is more of a pain to say, which is why they went with House.</text:p>
      <text:p text:style-name="Normal">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Normal">Anything you want to talk about? Yes.</text:p>
      <text:p text:style-name="Normal">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Normal">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Normal">By the way, that was a lot of caffeine this... afternoon. Any guesses on when we'll fall asleep. It was on purpose. So we wouldn't fall asleep. It was on purpose, and its purpose is now. Let's go and write.</text:p>
      <text:p text:style-name="Normal"/>
      <text:p text:style-name="Normal">•••</text:p>
      <text:p text:style-name="Normal">Sunday 25th August, 00:41, 31 days left</text:p>
      <text:p text:style-name="Normal">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Normal"/>
      <text:p text:style-name="Normal">•••</text:p>
      <text:p text:style-name="Normal">Monday 26th August, 00:43, 30 days left</text:p>
      <text:p text:style-name="Normal">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Normal">Anyway, let's talk a little about today: it went rather well, actually. Pretty well, even. Studied well and worked out. In lieu of writing you familiarized yourself and got more comfortable with cron, and that's okay, I guess.</text:p>
      <text:p text:style-name="Normal">Question: is it too late to write now? Because that's what I'm telling myself. Subconsciously.</text:p>
      <text:p text:style-name="Normal">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Normal"/>
      <text:p text:style-name="Normal">•••</text:p>
      <text:p text:style-name="Normal">Tuesday 27th August, 00:00, 29 days left</text:p>
      <text:p text:style-name="Normal">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Normal">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Normal">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Normal">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Normal">Yeah, the excuse for not writing tonight is essentially revenge. On myself. Let's go study then, shall we?</text:p>
      <text:p text:style-name="Normal"/>
      <text:p text:style-name="Normal">•••</text:p>
      <text:p text:style-name="Normal">Wednesday 28th August, 00:23, 28 days left</text:p>
      <text:p text:style-name="Normal">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Wukong, not to mention all the work she surely has to do, is beyond me. It's beyond me in the sense that how the fuck did she make time for that. Did she even sleep? I wouldn't be surprised if she slept only a few hours over these past few days.</text:p>
      <text:p text:style-name="Normal">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Normal"/>
      <text:p text:style-name="Normal">•••</text:p>
      <text:p text:style-name="Normal">Thursday 29th August, 01:14, 27 days left</text:p>
      <text:p text:style-name="Normal">Legendary indeed. Nearly one million concurrent viewers, which brings about the question: what the fuck? In the Hololive Discord fan server, there was talk yesterday of making the live reach 500k views, but it was quickly quieted: numbers are not the point. </text:p>
      <text:p text:style-name="Normal">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Normal">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Normal">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Normal">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Normal">Because everything ended as she wanted it to, I'm satisfied. I guess that's what my theory boils down to.</text:p>
      <text:p text:style-name="Normal">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Normal">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Normal">Either way, I think the lesson is still valid. The final words are very important, can't just be lazy about it. The final words decided whether the knot is tied properly or not.</text:p>
      <text:p text:style-name="Normal">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Normal"/>
      <text:p text:style-name="Normal">•••</text:p>
      <text:p text:style-name="Normal">Thursday 29th August, 23:29, 26 days left</text:p>
      <text:p text:style-name="Normal">Yo. Can't think of anything to talk about. My brain is being randomized peko. Pekoooooooooo. Peko.</text:p>
      <text:p text:style-name="Normal">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Normal">See the thing is in my memories the going gets good quite often. Not always, but a fair amount of times. Then so be it. We'll try this new setup. As soon as we can. Which may or may not be tomorrow.</text:p>
      <text:p text:style-name="Normal">Tomorrow we're going on another... vacation? It's not a vacation, but I forget the word. A sort of retreat. To focus on the project. For a week. Hopefully we'll survive. Hopefully.</text:p>
      <text:p text:style-name="Normal">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Normal"/>
      <text:p text:style-name="Normal">•••</text:p>
      <text:p text:style-name="Normal">Friday 30th August, 23:04, 25 days left</text:p>
      <text:p text:style-name="Normal">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Normal"/>
      <text:p text:style-name="Normal">•••</text:p>
      <text:p text:style-name="Normal">Saturday 31st August, 2314, 24 days left</text:p>
      <text:p text:style-name="Normal">Was this close to forgetting. Can't say much, not much to say anyway. See you tomorrow.</text:p>
      <text:p text:style-name="Normal"/>
      <text:p text:style-name="Normal">•••</text:p>
      <text:p text:style-name="Normal">Sunday 1st September, 21:44, 23 days left</text:p>
      <text:p text:style-name="Normal">I have much to say. Starting with this: I'm home. Yes, we have much to say, but first let's brush our teeth and get ready.</text:p>
      <text:p text:style-name="Normal">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Normal">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Normal">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Normal">Speaking with you really is the best, thank you for being you.</text:p>
      <text:p text:style-name="Normal">We in particular are very easy to hurt, and we take everything to heart, so the pain is amplified. We've grown in an environment where people judge each other a lot, it's no wonder you find it hard to overcome that fear.</text:p>
      <text:p text:style-name="Normal">A worthy wall to scale, but we also know it's one that must be scaled day by day, it cannot be done in one go. it must be done every time the choice to be ourselves or to hide our true self presents itself.</text:p>
      <text:p text:style-name="Normal">Indeed. And only after we've climbed that mountain will I start looking at you as an actual human being worthy of my affection. Emphasis on the word 'start'.</text:p>
      <text:p text:style-name="Normal">Anyway, now that we're here, let's implement the plan we wanted to implement. The routine, that is. Yes, let us.</text:p>
      <text:p text:style-name="Normal">Well then, see you.</text:p>
      <text:p text:style-name="Normal"/>
      <text:p text:style-name="Normal">•••</text:p>
      <text:p text:style-name="Normal">Monday 2nd September, 23:09, 22 days left</text:p>
      <text:p text:style-name="Normal">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Normal">Alright, let's cut our losses and move on. Let's write, because it's only too late when we're dead. Until then, it's not too late.</text:p>
      <text:p text:style-name="Normal"/>
      <text:p text:style-name="Normal">•••</text:p>
      <text:p text:style-name="Normal">Tuesday 3rd of September, 23:50, 21 days left</text:p>
      <text:p text:style-name="Normal">You know it just occurred to me that this might be the correct way to write dates. Huh. I see. Let's check that. Yup, the “of” should be explicit. Oh well. Better late than never.</text:p>
      <text:p text:style-name="Normal">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Normal">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Normal">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Normal">You know, I'm not in a good position for the exam. It's not a desperate position yet, but it's also not ideal. I have some two weeks to prepare. I guess I'll have to prioritize it over the project, really. Yeah. Let's keep our priorities straight. So, see you then.</text:p>
      <text:p text:style-name="Normal"/>
      <text:p text:style-name="Normal">•••</text:p>
      <text:p text:style-name="Normal">Thursday 5th September, 05:28, 20 days left</text:p>
      <text:p text:style-name="Normal">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Normal">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Normal">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Normal">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Normal">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Normal"/>
      <text:p text:style-name="Normal">•••</text:p>
      <text:p text:style-name="Normal">Thursday 5th of September, 23:33, 19 days left</text:p>
      <text:p text:style-name="Normal">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Normal">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Normal">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Normal">All those hypotheticals won't do any good though, we have what we have, so let's do our best with it. Then we also worked out. Well. We didn't lose concentration, and when it waned we straightened our mind. That is absolutely great.</text:p>
      <text:p text:style-name="Normal">Maths really is something. The way it forces me to organize my thoughts, to think up solutions. I guess lots of disciplines are like that. I wonder if maths is unique in some way in this regard...</text:p>
      <text:p text:style-name="Normal">But that's enough pondering. Now is the time to train a different part of our mind: imagination. Or, I guess this part is rather well linked with that of thinking up solutions. So not all too different in the end.</text:p>
      <text:p text:style-name="Normal">I'll be on my way then, see you. PS: we're working out in the evening. Once every two days.</text:p>
      <text:p text:style-name="Normal"/>
      <text:p text:style-name="Normal">•••</text:p>
      <text:p text:style-name="Normal">Friday 6th September, 23:16, 18 days left</text:p>
      <text:p text:style-name="Normal">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Normal">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Normal">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Normal">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Normal">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Normal">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Normal">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Normal"/>
      <text:p text:style-name="Normal">We need to talk about Alice in Musicland. We won't, but... Listen to it. Do yourself a favour, learn some Japanese, then listen to it. See you.</text:p>
      <text:p text:style-name="Normal"/>
      <text:p text:style-name="Normal">I just figured out that it's authenticity, it's the trueness of the story that did it for me, that's why I love Alice in Wonderland. It's pure. It's true.</text:p>
      <text:p text:style-name="Normal"/>
      <text:p text:style-name="Normal">•••</text:p>
      <text:p text:style-name="Normal">Sunday 8th of September, 02:08, 18 days left</text:p>
      <text:p text:style-name="Normal">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Normal">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Normal">Let's go to sleep now, we badly need it.</text:p>
      <text:p text:style-name="Normal">Alright. See you then.</text:p>
      <text:p text:style-name="Normal"/>
      <text:p text:style-name="Normal">•••</text:p>
      <text:p text:style-name="Normal">Monday 9th Of September, 00:52, 17 days left</text:p>
      <text:p text:style-name="Normal">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Normal">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Normal">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Normal">We'll have a lot of excuses to take down tomorrow. We'll have limits to push, mental barriers to break. Not just tomorrow, everyday, from now on. Quite literally from now on. Even now. What you choose to do. Now then, goodnight. See you tomorrow.</text:p>
      <text:p text:style-name="Normal"/>
      <text:p text:style-name="Normal">•••</text:p>
      <text:p text:style-name="Normal">Monday 9th Of September, 23:03, 16 days left</text:p>
      <text:p text:style-name="Normal">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Normal">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Normal">Yeah, see you.</text:p>
      <text:p text:style-name="Normal"/>
      <text:p text:style-name="Normal">•••</text:p>
      <text:p text:style-name="Normal">Tuesday 10th of September, 22:29, 15 days left</text:p>
      <text:p text:style-name="Normal">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Normal">I also chose to not work out, since I had decided that I would only work out every other day, since I needed all the time I could get my hands on, and since I thought there wasn't exactly a need to exacerbate the fatigue I was already feeling.</text:p>
      <text:p text:style-name="Normal">And this leads me to now. So, I have a question for you: is this routine of ours really as sustainable as we thought?</text:p>
      <text:p text:style-name="Normal">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Normal">Are we perhaps convincing ourselves of that without proof? </text:p>
      <text:p text:style-name="Normal">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Normal">Yeah, all things considered, our addiction to caffeine might need to be fuelled on a daily basis.</text:p>
      <text:p text:style-name="Normal"/>
      <text:p text:style-name="Normal">•••</text:p>
      <text:p text:style-name="Normal">Thursday 12th of September, 00:06, 14 days left</text:p>
      <text:p text:style-name="Normal">There's always something to say. Today is no exception. If today were a battle, half of it would have been lost, and the other half would have been an unconvincing victory. </text:p>
      <text:p text:style-name="Normal">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Normal">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Normal">And you know what? I decided to work out anyway. It was —and still is— far more important that we controlled our emotions, that we conceded defeat, than to try to win and fuck up our routine in the process. In short, I was learning to lose.</text:p>
      <text:p text:style-name="Normal">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Normal">Today's focus in training was nothing special, but that's not to say it was bad either. It was a victory, yes, but it was unconvincing, I could have done better.</text:p>
      <text:p text:style-name="Normal">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Normal">That's enough for now.</text:p>
      <text:p text:style-name="Normal">I feel like we were a lot more organized than usual today. It was a conscious effort, yes, but the high amount of caffeine in my brain probably plays a role too.</text:p>
      <text:p text:style-name="Normal">Really, that's enough for now. It's already very late, and we have yet to write. Alright, see you then.</text:p>
      <text:p text:style-name="Normal"/>
      <text:p text:style-name="Normal">•••</text:p>
      <text:p text:style-name="Normal">Friday 13th September, 02:28, 13 days left</text:p>
      <text:p text:style-name="Normal">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Normal">But let's stay, just a little longer. It's so hard to figure oneself out. I thought I was doing well, but clearly I'm not doing well enough. What more should I do?</text:p>
      <text:p text:style-name="Normal">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Normal">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Normal">...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Normal">The top priorities are thus, currently, controlling our emotions and regulating our self-criticism. Let's do our best for both. See ya.</text:p>
      <text:p text:style-name="Normal"/>
      <text:p text:style-name="Normal">•••</text:p>
      <text:p text:style-name="Normal">Friday 13th of September, 23:44, 12 days left</text:p>
      <text:p text:style-name="Normal">What to say... Not good, not bad. We're lacking in the focus department. However, you did tell me I was too harsh on myself. You know, I'd completely forgotten about it until I peeked at yesterday's entry.</text:p>
      <text:p text:style-name="Normal">While it is true that our focus wasn't satisfactory, you have to appreciate that we are making steps forward. To be disappointed because we haven't achieved perfect focus out of nowhere is rather unreasonable, wouldn't you say?</text:p>
      <text:p text:style-name="Normal">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Normal">The steps are small, and that's okay. You recognize some problems, and you need to act on them. You need to try and find solutions to these problems. Some attempts will fail, others won't. Learn, learn, and keep on learning. This is the way we grow.</text:p>
      <text:p text:style-name="Normal">To accept our mistakes... In the larger picture, it is part of “carrying everything on our back”. I guess we've singled out this detail as a prominent defect of ours.</text:p>
      <text:p text:style-name="Normal">There isn't really much to say today. Let's end this here, move on to the last task of today.</text:p>
      <text:p text:style-name="Normal">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Normal">We really could talk for a long time, if we decided to. But we decided not to, so we won't. Alright, see you then.</text:p>
      <text:p text:style-name="Normal"/>
      <text:p text:style-name="Normal">•••</text:p>
      <text:p text:style-name="Normal">Saturday 14th of September, 23:20, 11 days left</text:p>
      <text:p text:style-name="Normal">No matter how honest they are, some mistakes are just bad.</text:p>
      <text:p text:style-name="Normal">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Normal">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Normal">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Normal">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Normal">So, what do we do now? I was feeling like programming, really, since we had a good run in writing lately but not so much on the project. In fact, that's really what I came here for, today: what should I do?</text:p>
      <text:p text:style-name="Normal">Ahh, my heart is used to writing at these hours, and it yearns for it. And yet, programming is pulling some strings of its own. What should I do?</text:p>
      <text:p text:style-name="Normal">... This feeling is... slightly off. This feeling I have towards writing, it feels slightly off. Ever so slightly. I don't know why. Like, something, something very tiny is wrong. But it's also something very important.</text:p>
      <text:p text:style-name="Normal">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Normal">Yeah, that's likely it. If I look deep down, for some reason that I can't explain, I don't want to allow myself to enjoy writing, or at least not this way. It's the purist in me that does that, if this is indeed what's happening.</text:p>
      <text:p text:style-name="Normal">No, that's not it either. It goes deeper, beyond my current understanding of myself. If my confusion is anything to go by, that is. There's something I dislike, but I don't know what that is.</text:p>
      <text:p text:style-name="Normal">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Normal">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Normal">I'm feeling better now. I will write. Not because I want to make it into a passion, but because it's enjoyable. </text:p>
      <text:p text:style-name="Normal">I really feel like writing after this tirade. Yup, it's decided then. On that, see you.</text:p>
      <text:p text:style-name="Normal"/>
      <text:p text:style-name="Normal">•••</text:p>
      <text:p text:style-name="Normal">Sunday 15th of September, 23:45, 10 days left</text:p>
      <text:p text:style-name="Normal">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Normal">I'm diseased and sad. Okay, I'm not, but I don't feel well, so I won't be talking here long. Oof, goodness, I really feel terrible, god, okay, alright, I get it, I get it, I'll take a fucking break, holy shit, goddamn okay.</text:p>
      <text:p text:style-name="Normal">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Normal"/>
      <text:p text:style-name="Normal">•••</text:p>
      <text:p text:style-name="Normal">Monday 16th of September, 22:17, 9 days left</text:p>
      <text:p text:style-name="Normal">I'm still not feeling all that well, I mainly need rest. So I'll rest. We'll catch up some other time.</text:p>
      <text:p text:style-name="Normal"/>
      <text:p text:style-name="Normal">•••</text:p>
      <text:p text:style-name="Normal">Wednesday 18th of September, 02:14, 8 days left</text:p>
      <text:p text:style-name="Normal">I'm much better, but I'd estimate I'm only back to 80% maximum. Every after-meal is a pain, I believe my body got rid of all its gastric acid yesterday, so digestion is a royal pain in the stomach.</text:p>
      <text:p text:style-name="Normal">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Normal">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Normal">Then, let's make it so. Good idea. Excellent idea even, I might say. One of the best ideas you've thrown around in a while. Let's think about how to execute it then.</text:p>
      <text:p text:style-name="Normal">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Normal">Our mind needs cleansing, and you will need to be patient about it.</text:p>
      <text:p text:style-name="Normal">Now, we've essentially become a night-owl, which is not good for the exam, but which is pretty nifty for writing.</text:p>
      <text:p text:style-name="Normal">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Normal"/>
      <text:p text:style-name="Normal">•••</text:p>
      <text:p text:style-name="Normal">Wednesday 18th of September, 23:50, 7 days left</text:p>
      <text:p text:style-name="Normal">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Normal">We'll likely be a bit sleep-deprived tomorrow, and unfortunately due to our current state we won't be able to drink coffee. That's alright, that only makes this a true test. Alright, let's go to sleep now. See you, and Godspeed.</text:p>
      <text:p text:style-name="Normal"/>
      <text:p text:style-name="Normal">•••</text:p>
      <text:p text:style-name="Normal">Friday 2nd of September, 02:03, 7 days left</text:p>
      <text:p text:style-name="Normal">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Normal">And it's because I can make peace with those things that I accept my defeat. I'm not where I want to be, and I'll have to patiently grind until I get there.</text:p>
      <text:p text:style-name="Normal">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Normal">And we'll have to patiently keep on growing. Until we become who we want to be. Until then, listen to yourself. We rested today, even though our feeling of defeat made you want otherwise. Rest is important. Recognizing our weakness is important. It is important to rest too. But really, <text:span text:style-name="T1">recognizing our weakness is important.</text:span>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Normal">As much as I'm starting to dislike this answer: it'll depend on the situation, it'll be our call. It's always our call. Every last move is. And I don't dislike that.</text:p>
      <text:p text:style-name="Normal">Alright, that's enough for today, we go to sleep. Know when to let loose, but don't let loose too much. We're feeling pretty good today, tomorrow, we'll try resuming the grind. See you then.</text:p>
      <text:p text:style-name="Normal"/>
      <text:p text:style-name="Normal">•••</text:p>
      <text:p text:style-name="Normal">Friday 20th of September, 23:07, 6 days left</text:p>
      <text:p text:style-name="Normal">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Normal">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Normal">Ah, I remember now. What a sad coincidence, we were just talking about time.</text:p>
      <text:p text:style-name="Normal">2024 is a terrible year to be a Hololive fan, isn't it? Seriously, what the fuck now? Give us a break? Give our hearts a break?</text:p>
      <text:p text:style-name="Normal">So... Ame is leaving too...</text:p>
      <text:p text:style-name="Normal">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Normal">All these members stopping this year is just driving, piledriving home the fact that everything that begins eventually ends. Still, that doesn't make it any easier to say goodbye.</text:p>
      <text:p text:style-name="Normal">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Normal">Until then, until tomorrow, see you, I'm off to other worlds.</text:p>
      <text:p text:style-name="Normal"/>
      <text:p text:style-name="Normal">•••</text:p>
      <text:p text:style-name="Normal">Sunday 22nd Of September, 04:57, 5 days left</text:p>
      <text:p text:style-name="Normal">And lo, the king falls. Fifty days, we stood undefeated, fifty days we held our head high. And lo, the king falls. I've had enough of you looking at me like a deer caught in headlights. Analysis.</text:p>
      <text:p text:style-name="Normal">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Normal">Even if you weren't, what's your point?</text:p>
      <text:p text:style-name="Normal">A complete change of direction.</text:p>
      <text:p text:style-name="Normal">Have you any idea how many times we've tried to initiate that? Have you any idea how many times we've succeeded? Of course you do, you're me. It's as you said, you must be patient.</text:p>
      <text:p text:style-name="Normal">FUCK. Dammit. We're weak, incredibly so. You haven't analysed the situation yet.</text:p>
      <text:p text:style-name="Normal">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Normal">How do we remedy to this?</text:p>
      <text:p text:style-name="Normal">By being strong. I honestly can't find alternate solutions, although I'm not trying very hard; I believe this is the right solution.</text:p>
      <text:p text:style-name="Normal">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Normal">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Normal">That's enough chattering for one day. See you tomorrow, weakling.</text:p>
      <text:p text:style-name="Normal"/>
      <text:p text:style-name="Normal">•••</text:p>
      <text:p text:style-name="Normal">Sunday 22nd of September, 22:10, 4 days left</text:p>
      <text:p text:style-name="Normal">Today was not a good day. Family came over, and I failed to get virtually anything done. On top of that, I still don't give myself enough time, I still feed my brain too much content, too much dopamine.</text:p>
      <text:p text:style-name="Normal">...</text:p>
      <text:p text:style-name="Normal">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Normal">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Normal">It's been a year since then. A lot has happened, but at the same time, not much has changed.</text:p>
      <text:p text:style-name="Normal">... It's a bit depressing, thinking that not much has changed. Our situation is similar, we're just looking at it with different eyes, with a different mind. But the situation is similar. Am I really moving forward?</text:p>
      <text:p text:style-name="Normal">Yes. It's just that we're slow. Slow, but steadier than ever before, although that's not saying much. </text:p>
      <text:p text:style-name="Normal">Will slow and steady really win the race, I wonder? We're left to find out, for ourselves, in time.</text:p>
      <text:p text:style-name="Normal">That, we are. See you.</text:p>
      <text:p text:style-name="Normal"/>
      <text:p text:style-name="Normal">•••</text:p>
      <text:p text:style-name="Normal">Tuesday 24th of September, 01:21, 3 days left</text:p>
      <text:p text:style-name="Normal">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Normal">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Normal">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text:p text:style-name="Normal"/>
      <text:p text:style-name="Normal">•••</text:p>
      <text:p text:style-name="Normal">Wednesday 25th of September, 00:34, 2 days left</text:p>
      <text:p text:style-name="Normal">Hasn’t summer already ended? Maybe we screwed up in our count somewhere, not exactly inconceivable. Anyway, I’ve got other things to talk about: I moved house!!!</text:p>
      <text:p text:style-name="Normal">Okay, that’s a bit of a lie. To be more precise, I’ve changed home, and right now I’m writing from a place I haven’t written in in a while since my new home is still too empty. Oh, I was talking of digital homes, by the way. NixOS is my new home OS from now on, thank you and goodbye to Linux Mint, a great introduction to Linux. A bit over six months with Mint, huh? NixOS will take some getting used to, but that’s just part of the experience.</text:p>
      <text:p text:style-name="Normal">So, we’re writing from Windows. We’ve written from here from the very beginning, right up until six months ago, and yet it feels strange to be back here.</text:p>
      <text:p text:style-name="Normal">On a different note, I’m starting to fail my routine. That’s very serious. Really serious. Slowly growing complacent, slowly allowing the excuses to take me over. That’s bad. Let’s do our best.</text:p>
      <text:p text:style-name="Normal"/>
      <text:p text:style-name="Normal">•••</text:p>
      <text:p text:style-name="Normal">Thursday 26th of September, 00:47, 1 day left</text:p>
      <text:p text:style-name="Normal">So, theoretically speaking, there’s one day left to this grind. It should have ended with the Summer, but I guess our summer lasts a little longer than the rest of the world’s. And, well, you shall see what my intentions are.</text:p>
      <text:p text:style-name="Normal">We’re on NixOS right now. Still needs a lot of tidying up before I can comfortably laze around here, but so far... I’m finding this sudo nixos-rebuild business rather fascinating. And at times frustrating, but if there were no frustration I’d be doing it wrong.</text:p>
      <text:p text:style-name="Normal">I’ve also ordered a new phone, and it will arrive tomorrow! I’m looking forward to it, it will be my first middle-range phone, only ever had budget ones, and my current one is huh... Not in the best of states. I’m fighting with the power button to shut it down as we speak. It’s winning. I give up, it will shut down on its own.</text:p>
      <text:p text:style-name="Normal">So yeah, NixOS and a new phone are a couple nice changes I’d say. The former is more or less my birthday gift to myself, and the second is a gift from my family. Although I didn’t mention it, my birthday was a few days ago. But we do have more important things to talk about, don’t we?</text:p>
      <text:p text:style-name="Normal">Lately, I’ve been weakening. Today, I worked out. Working out is a great thing. Despite my complacency because of having a new OS —which is my current excuse for not getting anything done all day long— working out makes me feel like I’ve achieved something. And it’s like it wakes me up. The part of me who seeks strength and happiness, and who became dormant because of my actions, working out wakes this me up. No matter what happens, I should work out when it’s time to work out. I hadn’t worked out in five or so days, and I intend to turn things around.</text:p>
      <text:p text:style-name="Normal">On a related note, I’m relapsing back into my dopamine addiction. I’ll have to deal with that, but since it’s related, this makes it part of “turning things around”. Alright, that’s enough for today. See you tomorrow!</text:p>
      <text:p text:style-name="Normal"/>
      <text:p text:style-name="Normal">•••</text:p>
      <text:p text:style-name="Normal">Friday 27th of September, 00:10, 0 days left</text:p>
      <text:p text:style-name="Normal">What should we talk about... The new phone arrived, and I quite like it. I’m not used to the fluidity it offers, it’s a refreshing experience. Let’s make this a fruitful upgrade.</text:p>
      <text:p text:style-name="Normal">Let’s talk about something else. I was wrong about what a learning curve is. I thought that a steep learning curve meant that there was difficult stuff to learn. Now, from experience, I can tell that a steep learning curve means there’s a lot to learn. Not necessarily difficult stuff, but a lot of it. Add to that the fact that I’m getting easily distracted, and we still haven’t made good progress in setting up NixOS. Alright, you can use the arrival of the new phone as an excuse, I guess, but only to a certain extent.</text:p>
      <text:p text:style-name="Normal">Tonight we’ll finish the home-manager + flakes tutorial, so that we can move on to other stuff. Moving out sure takes a lot of time. Here’s a list of what we have to do: finish the NixOS tutorial, set up ZShell, set up Neovim, get our favourite fonts and a dictionary for Focuswriter, start learning about Hyprland. That’s actually less than I anticipated. The tutorial, we’ll finish tonight. Zshell looks relatively straightforward, for Neovim we’ll just copy our previous configuration we saved on Github (copy, not pull, since I want to organize it better this time around), and finding the fonts and a dictionary shouldn’t be too much trouble. The only unknown is Hyprland. It will likely be similar to the init.lua’s and configuration.nix’s, from the glimpses I’ve seen, so the learning curve shouldn’t be too steep.</text:p>
      <text:p text:style-name="Normal">Alright, that’s enough rambling, we’ve wasted far too much of our own time these past few days. Let’s get to work.</text:p>
      <text:p text:style-name="Normal"/>
      <text:p text:style-name="Normal">•••</text:p>
      <text:p text:style-name="Normal">Saturday 28th of September, 02:38, day -1</text:p>
      <text:p text:style-name="Normal">Will our PC survive to see tomorrow? Hopefully so. So, I nearly bricked it with NixOS. At least, I think that’s what happened. In any case, GRUB couldn’t find the filesystem, and I thank the strangers on askUbuntu for having had a similar problem some 12 years ago and solving it. Now, did I manage to fix the issue? Dunno, probably, we’ll find out. Still, quite an achievement to nearly brick NixOS yes? Baptism by fire. It could also be that the Windows update messed things up, but really, I don’t know what happened.</text:p>
      <text:p text:style-name="Normal">And here I’d intended to sleep earlier... There were some things that I wanted to talk about, but I’m getting tired. Essentially, they boil down to: make better choices during the day. Yeah, that’s pretty much it.</text:p>
      <text:p text:style-name="Normal">Alright, let’s reboot this PC and see if we have to perform a reanimation again. Hopefully we won’t have to. But before that, let’s back everything up. See you tomorrow hopefully.</text:p>
      <text:p text:style-name="Normal"/>
      <text:p text:style-name="Normal">Some forty minutes later, I’m back. It seems something’s wrong with our Flakes/home-manager set up; rolling back to yesterday’s generation makes the problem disappear. We’ll have to redo this whole thing.</text:p>
      <text:p text:style-name="Normal"/>
      <text:p text:style-name="Normal">•••</text:p>
      <text:p text:style-name="Normal">Sunday 29th of September, 01:07, day -2</text:p>
      <text:p text:style-name="Normal">Where should I begin? With our troubles. Our PC struggles. Autumn has begun in full now, it doesn’t make sense for us to open both windows to the night. Even only one is rather cooler than necessary. Such are seasons. Summer has ended. It was a good summer. We spent a lot of time searching for wallpapers. This is going to be our home after all, so that’s inevitable. Or rather, it can’t be helped. Well, it can be, but it’s worth spending that time. One hour and a half or so.</text:p>
      <text:p text:style-name="Normal">I re-installed NixOS. Partly because I wanted a clean slate, and partly because I’d given it a bit too much storage the first time around, storage I wanted to re-allocate to Windows. This time, I’m not in a rush to use Home-manager and Flakes. First, I’ll set up Neovim. I was just done installing some fonts and a language pack for FocusWriter, and of course the wallpapers were made into background images for themes here. I’ll take my time with NixOS, there’s no need to rush.</text:p>
      <text:p text:style-name="Normal">What else? We need sleep. Is that a necessary sacrifice? We haven’t written in so many days. Maybe I should just go to sleep now. What do you say? go to sleep now in an attempt to restore a rhythm, or not sleep, and suffer tomorrow while becoming more prone to making bad decisions? We’ve always gone for the first option. It’s the soundest one logically. And it never really worked out.</text:p>
      <text:p text:style-name="Normal">Maybe it’s because we’ve conditioned ourselves to it, but, there’s really no time like nighttime to write. Let’s go, deep into the morning if heart dictates so.</text:p>
      <text:p text:style-name="Normal"/>
      <text:p text:style-name="Normal">•••</text:p>
      <text:p text:style-name="Normal">Sunday 29th of September, 23:47, day -3</text:p>
      <text:p text:style-name="Normal">I feel like I’ve gotten stronger today. I modified my environment slightly: I watched motivational videos on YouTube. I watch them every once in a while. Environment is important. I’ve stated this before, but history repeated itself and I simply forgot.</text:p>
      <text:p text:style-name="Normal">However, much of that history happened before this grind. Let us see if our efforts will pay off, if we can keep this up. One thing I’m becoming more and more convinced of: no matter what, I must work out when the time comes. Working out likely plays a great role in making me feel stronger. It’s not just random training of course, it’s focused, deliberate training. Every time my focus breaks, I bring it back to bear, and I hold in me the intention of lessening the number of times I lose concentration until I eventually never lose it: without that intention, any effort would be useless, as I would merely be doomed to repeat a cycle of focusing and losing focus. Awareness is good, but if we don’t make anything of it, we might as well not have it.</text:p>
      <text:p text:style-name="Normal">I wish to keep this short, so let me talk about something else very briefly: there was a Nepolabo collab today! It was great to see Nene again, and see her being her usual self. It’s always a treat to see Nepolabo, and of course I miss wife too. I shall patiently wait for her to come back. I shall keep on patiently waiting. It took 8 and nine months respectively for Haachama and Shion to come back, so two months is nothing yet, I’ll just wait.</text:p>
      <text:p text:style-name="Normal">Alright, there is much to be done, so let’s call it a day. See you tomorrow!</text:p>
      <text:p text:style-name="Normal"/>
      <text:p text:style-name="Normal">Nice fonts: spacemono, monofur, hurmit, cellga, ubuntu. Monstserrat and proggyclean aren’t bad either, but if you get to install Nerdfonts, they’ve got tons of nice fonts.</text:p>
      <text:p text:style-name="Normal"/>
      <text:p text:style-name="Normal">•••</text:p>
      <text:p text:style-name="Normal">Monday 30th of September, 21:43, day -4</text:p>
      <text:p text:style-name="Normal">What is there to say... We wasted an entire day. Precious hours that will never come back. Even though you were motivated, even though we tried hard. We tried hard on useless things. We lacked the awareness to see that what we were doing was a waste of time. That these precious hours that will never come back would have been better spent somewhere else.</text:p>
      <text:p text:style-name="Normal">So, what will we do? I put on the table the option of sleeping early: we’re becoming more and more sleep-deprived. Yesterday, while I could write something, I had to stop early because I felt my mental capacities simply wouldn’t produce anything worthwhile. Even now, I’m not confident I could write well. We haven’t been sleeping enough. Should I go to sleep now? If I do, what happens?</text:p>
      <text:p text:style-name="Normal">We sacrifice one night of writing, and in exchange we regain some energy, and presumably we wake up earlier, so we get to do more things. Since we should also have a clearer mind, we would also be playing better moves: we might actually capitalize on our motivation, our will to do more; we might use it correctly.</text:p>
      <text:p text:style-name="Normal">If we choose to not sleep, we will try to write. We aren’t confident in ourselves right now, because we’re while we may not feel it, we’re mentally getting close to our limit. In other words, the chances of us writing anything good are especially low tonight. Furthermore, while we may end up sleeping enough, we likely won’t sleep as much as if we went to sleep right away, so we won’t recuperate as much. And, we’ll wake up at unholy hours, thereby eliminating the possibility of getting anything done in the early(-ish) morning hours.</text:p>
      <text:p text:style-name="Normal">Yesterday we were unreasonable, we chose to write. The result wasn’t bad. But repeating the same choice today is foolish, it’s not even a trade-off. We shall go to sleep right away, no questions asked.</text:p>
      <text:p text:style-name="Normal">Alright, on that, goodnight, and see you tomorrow.</text:p>
      <text:p text:style-name="Normal"/>
      <text:p text:style-name="Normal">•••</text:p>
      <text:p text:style-name="Normal">Tuesday 1st of October, 22:57, day -5</text:p>
      <text:p text:style-name="Normal">Try, try and keep on trying. We’ll try harder. I’m starting to see how poor the quality of our play is. At times, it’s just straight up inaccuracies and blunders, but it’s offset by good moves. That’s why we aren’t a complete disaster right now, we’re alternating good moves with bad ones. Just like in chess. Exactly like in chess. Even when we’re serious, we’re still prone to making bad decisions. We’ll have to be careful, or rather, no. We’ll have to recognize our bad moves, understand why they’re bad and why we made them, and not have them happen again. Much easier said than done.</text:p>
      <text:p text:style-name="Normal">Also, we’ll have to be a lot more deliberate in writing. We’re going with the flow a lot. I want more you.</text:p>
      <text:p text:style-name="Normal">Let’s get to work. See you.</text:p>
      <text:p text:style-name="Normal"/>
      <text:p text:style-name="Normal">•••</text:p>
      <text:p text:style-name="Normal">Wednesday 2nd of October, 23:39, day -6</text:p>
      <text:p text:style-name="Normal">October already? Whatever. Yesternight we tried to write, but we got little done, as we became very sleepy at some point. To the point we’d began dreaming up some scenarii. We didn’t drink much coffee lately, on purpose. I don’t want you to rely on coffee, but it could be that positionally, it doesn’t make sense to not drink coffee. We’ll see what happens tonight. If we get too sleepy, and the same thing happens tomorrow, then we’ll take coffee, in measured doses. Caffeine’s half-life is quite long, and part of it can easily stay for a day.</text:p>
      <text:p text:style-name="Normal">On a different note, let’s talk about something we did yesterday: when focusing, we try to compute the best move, relative to the current objective. But doing that takes mental energy, a fair amount of it. In fact, it’s rather expensive, so we don’t do it often. But yesterday, after I undid my focus, I still tried to compute the best move. And you know what? That wasn’t a bad idea at all. Computing the best move requires focusing on and analysing the situation and proposing actions to attain our objectives, but strictly speaking, it doesn’t require razor-focus. It can be done on a best-effort basis.</text:p>
      <text:p text:style-name="Normal">Thing is, unless I engrain this in myself, we’re highly likely to forget about this. Since it sounds like a good idea, I want to make this into a habit. We might need some help for that.</text:p>
      <text:p text:style-name="Normal">I see, habits and routines are two separate things; the latter is intentional, the former is almost subconscious. To form a habit, we could integrate it in our routine. While this isn’t the kind of habit that really fits the mould of a routine, knowing ourselves we’re probably going to need to do so anyway. Computing the best move... The transitions from one step of the routine to another sound like a good place to put that. The toughest part by far will be remembering to do it though. Thing is, since we want to make this a constant thing... No, let’s not go that far, let’s worry about the small steps first. Slow and steady.</text:p>
      <text:p text:style-name="Normal">Alright, there’s some things about today I wanted to talk about too. In terms of productivity and getting stuff done, today was actually a good day. I just don’t feel that way. I doubted myself today, while working out. Is this really worth it? We’ve done so much in the past, we’ve worked so hard in the past, and yet there’s barely any visible result?</text:p>
      <text:p text:style-name="Normal">I pushed through these doubts, I pushed through the lack of motivation, I fought hard, but I don’t feel satisfied. I wonder why. I could have done more, that’s always true, but this time around saying that is just too harsh. It would have been so easy for me to do much less today. But I didn’t. Objectively, I won against myself. But I don’t feel satisfied. At all.</text:p>
      <text:p text:style-name="Normal">It likely has to do with performance. On paper, you fought and won, but your performance didn’t satisfy you. It’s not about ‘you could have done more’, you’re unhappy because you could have done better.</text:p>
      <text:p text:style-name="Normal">But even then, speaking as objectively as I can in the moment, it’s unreasonable for you to expect yourself to have done better. This is where patience comes in. You identified the moments you could’ve done better in the heat of the moment, and you tried to correct them, you tried to make sure that they wouldn’t happen again. And that’s a great initiative, but it’s also a process that takes time. You’re essentially aiming for perfection, and we simply won’t attain that overnight. It will take a lot of deliberate training to get there.</text:p>
      <text:p text:style-name="Normal">This isn’t to say ‘tone down your expectations’. Far from it, this feeling of dissatisfaction is a good motivator, it provides us a reason to keep working. It is a very clear indicator that “we’re not there yet”.</text:p>
      <text:p text:style-name="Normal">That’s enough talking on my part. Your turn now. See you tomorrow.</text:p>
      <text:p text:style-name="Normal"/>
      <text:p text:style-name="Normal">•••</text:p>
      <text:p text:style-name="Normal">Thursday 3rd of October, 23:41, day -7</text:p>
      <text:p text:style-name="Normal">The nightfront hasn’t been going well, despite everything else having so. I was strong, but it feels like I was thrown in a deeper pit, with more powerful souls in it. And to be strong, they’re strong alright. I should be kicking ass, but I’m getting my ass kicked instead. But, it’s really only in an initial phase that they get the better of me. The problem is, afterwards, sometimes I kill them. Not only that, I’m starting to believe that the reason I was thrown into this deeper pit is because I’m committing crimes.</text:p>
      <text:p text:style-name="Normal">I’ve been committing lots of crimes, with incentives I myself don’t know. I just dream being at outside a car about to commit arson, or about to do a heist or something. Why? Why am I in those situations? I don’t know. While I am in some sort of hell, the inhabitants of hell still want some sort of peace, the vast majority of them do. Breaking the peace is frowned upon, fighting is frowned upon, as often as it happens. They’re in enough of a hell as is, they don’t need one another to create more pain. And yet, for some reason that escapes me, I create it. I commit crimes. Why? I don’t know why, it’s just that before I know it, I dream that I’m about to commit one. And it could be because of that that I’m falling deeper and deeper into hell, into the places where the more dangerous people are. Where people like me are...</text:p>
      <text:p text:style-name="Normal">And, once I’m thrown into one of those situations, what usually happens is that it becomes kill or be killed for me. Actually, not even that, it’s kill or be captured. And I let the situation dictate my actions, I let my survival instincts drive me. Why don’t I just stand down?</text:p>
      <text:p text:style-name="Normal">Ah... It’s because it never occurred to me. Until now, the only other option that I could think of was to let myself die. But, we can stand down too, we can just accept that what we did is wrong. I want to do that. Of course, there are times where we’re plain getting attacked, where we’re prey. In that case... Urgh... It’s hard to differentiate between the situations. I’m essentially an idiot running on instincts in my dreams, and in both cases this idiot only sees that he’s under attack, he doesn’t understand whether he’s in the wrong or not, he doesn’t even think about it. In that case, there’s possibly one more option. One I’m absolutely not sure will work, but I know has worked in the past. To simply hold my ground, and dare them to come. Essentially, look all in the eye, issue a warning. The crazy ones are guaranteed to ignore this warning, but the others, they might heed it.</text:p>
      <text:p text:style-name="Normal">It has occurred to me on two separate occasions now that there’s no such thing as a language barrier in hell: everybody speaks all the languages I speak, even the ones I barely know. It’s highly likely that one can’t hide one’s soul, that colours like fear are plainly visible, and strength is transparent even to me, which is why I believe that holding my ground would be enough to pass the message ‘I don’t want to fight, but if I have to, I will’.</text:p>
      <text:p text:style-name="Normal">Now, whether we’ll actually do that when push comes to shove is a different story, but placing this possibility on the table is the first step. It remains for us to engrain it in our subconscious, which is a long and failure-prone job.</text:p>
      <text:p text:style-name="Normal">Fuck, in all this I’m forgetting that I’m the one committing crimes in the first place. How do I stop that... How do I stop that when I lack self-awareness... Once again, I could stop that by ingraining an order into my subconscious, but that is a long and failure-prone task.</text:p>
      <text:p text:style-name="Normal">A second-rate mind in a second-rate body, I’m starting to feel like that describes us really well. We’re doing our best to turn everything into first-rate, but still, I wouldn’t have minded starting off with better specs.</text:p>
      <text:p text:style-name="Normal">On a related note, let’s talk about today. Ah, I also want to mention yesternight: I feel like I couldn’t write well. In fact, these past few days everything’s been going rather well, except for writing. Ironic. It is the one most important thing in all of this. It’s for its sake that we’re awake in the dead of night. How ironic.</text:p>
      <text:p text:style-name="Normal">I found that there are online writer clubs, where writes can send and receive feedback on their writing. I badly need feedback, I lack it sorely. But I hardly write a paragraph or two a night... I feel like I should have a story before going in, but maybe I should join one anyway to see what it’s like. I’ll be a ghost, as I’ve always been on any social media.</text:p>
      <text:p text:style-name="Normal">Anyway, back to today. I’ve mentioned before that I want to focus more when working out, that it’s normal for me to lose focus, but I should learn from my mistakes in order to not repeat them. But today, as I tried to do that, a question occurred to me: how do I keep my focus on something? I couldn’t help but hear what was going on around me, and while I try to ignore the conversations, I still hear them, and understand them, and my mind goes to them. So how do I ignore them? Well, apparently, scientific studies have shown that focused meditation, like focusing on one’s breath, actually improves attention, and in fact seems to modify the very structure of the brain to inhibit the monkey brain while improving the parts responsible for concentration. So yeah, I’ll be integrating that back into my routine. 5 minutes of practising it before studying, and ten minutes before working out. Thanks to my past experience, I can tell that more than 10 minutes is too long to sustain in the long-term. We keep it slow, so that we can keep it steady. Also, on the same topic of slow and steady, I’ve now decided that I will work out for two days and rest for one, instead of working out every other day. This is the ‘fastest slow’ we’ve currently achieved. Which is also why I’ve worked out today.</text:p>
      <text:p text:style-name="Normal">Damn, we really have been very talkative lately. Alright, it’s very late, but let’s move. See you.</text:p>
      <text:p text:style-name="Normal"/>
      <text:p text:style-name="Normal">•••</text:p>
      <text:p text:style-name="Normal">Saturday 5th of October, 00:48, day -8</text:p>
      <text:p text:style-name="Normal">I decided to take a rest day today. And I will take one tomorrow too, as per... protocol? Protocol, let’s call it protocol. I’m still uneasy about taking breaks, I feel like I could do more, but I also know that overdoing it is not just stupid, it’s also dangerous. It’s a grind-killer. So I’m taking a break. I’m letting loose, to a good degree. Although, ever since I’ve been making NixOS my home, I haven’t really felt like booting up Windows. So, as a lucky break —no, as an unforeseen result of good positioning, I’m not spending any of my free time playing video games. Who would have thunk? Good positions lead to good things.</text:p>
      <text:p text:style-name="Normal">Oh, before I go, let’s talk about writing. I believe the situation isn’t all that dissimilar to the time I denied my instincts. As one of my objectives is to improve my writing, it is better for me to be deliberate when I write, to know what I’m doing and why I’m doing it, and see if it works or not. As such, when I write I want to cut out all external stimuli and leave only myself and the screen, which essentially means no music to set an atmosphere; the argument being that 1) I should be(come) able to create the desired atmosphere with my words alone and 2) readers will not be listening to the music I’m listening to while I’m writing, so music makes it easy to misjudge the effects of the words I’m using (in most cases, as music amplifies emotions, it makes me think that my writing is more powerful than it really is).</text:p>
      <text:p text:style-name="Normal">In short, when I’m writing, it’s only myself and my words.</text:p>
      <text:p text:style-name="Normal">And when it goes well, the sensation is wonderful. I still remember that December night that felt like it wasn’t real; in fact, that night is the sole reason I think writing just might become a passion to me. When it goes well, writing is fun.</text:p>
      <text:p text:style-name="Normal">But when it doesn’t go well, all that happens is writer’s block and frustration.</text:p>
      <text:p text:style-name="Normal">That’s what’s been happening when yesterday I said that writing hasn’t been going well lately. </text:p>
      <text:p text:style-name="Normal">And you know what? It occurred to me that maybe, just maybe, I should never say always. That sometimes, it’s fine to acknowledge that things aren’t going well, and to get a helping hand. In my case, that helping hand is music. I used it yesterday, and writing felt better, it was actually fun. Obviously, I shouldn’t overdo it, I shouldn’t overly rely on music, but that doesn’t mean I should never rely on it. To find a good balance... Balance is an important key too, of course. Always.</text:p>
      <text:p text:style-name="Normal">Never say always? Never say always. Never say never, never say always. These two go hand in hand, after all, one is just the flip side of the other. De Morgan’s law applies. Does it now? Applying it: never say never -&gt; not (never say never) = ...? (not never) (not say) (not never). Let’s not try to apply formal rules to an informal language yes?</text:p>
      <text:p text:style-name="Normal">There’s more I wanted to say, but there’s always something to say. Let’s leave it at this for today, I’m tired, let’s get some sleep. See you!</text:p>
      <text:p text:style-name="Normal"/>
      <text:p text:style-name="Normal">•••</text:p>
      <text:p text:style-name="Normal">Sunday 6th of October, 00:16, day -9</text:p>
      <text:p text:style-name="Normal">Let’s be principled, and start from the beginning. Today was a rest day. Put simply, it was a good one. Great? Time will tell, but good, it definitely was.</text:p>
      <text:p text:style-name="Normal">As it was a rest day, I put no pressure on myself to do anything, and since I had some free time, I decided to use it to continue setting up NixOS. While I got done with the setup just before, and some things happened in the meantime, let me just tell you how the configuration went: it went well. I finally managed to set up both Flakes and Home-manager. Looking back on it, it’s incredible how small the minimum set up actually is, and I’m rather... unimpressed at myself, that it took me so long and a full re-install to get it right. But it’s also understandable, that’s how it always is with simple things. It’s just like those times I struggle with mathematical problems for hours on end, then end up finding that the solution is simple. I used to think, and to a certain degree still believe, that it’s unfair how the simplicity of the answers often hide all the hard work needed to get there. Simple doesn’t mean easy, but it makes it look so: I should make peace with this fact.</text:p>
      <text:p text:style-name="Normal">Lately, memories that don’t exist have been popping up in my mind, memories of summer days spent searching for images to make into wallpapers on my computer when I was 15. I bought my first and current computer at 21, but the memory took it back through time, maybe. They were anime wallpapers. The memories were so sweet, so peaceful, so nostalgic, for the first time they made me wonder why I didn’t have them, why I wasn’t born more fortunate. I was never left wanting for anything in my life, and I always knew to do with what I had, but for the first time, I had tiny regrets. Memories that don’t exist, but I wish existed, I wish were mine. I wonder how a me of such a timeline would have turned out. Earlier access to a computer is probably... a great advantage, for me.</text:p>
      <text:p text:style-name="Normal">So today felt a bit special, because I was relaxing so much while writing the config files, my attention was left to wander wherever it wanted, I had Sakamata Chloe’s stream on, and it felt that I was making those memories real. Only for a few moments, but I was making them reality. That’s why I said that only time would tell whether today was great. Whether today was great will depend entirely on how I’ll remember it.</text:p>
      <text:p text:style-name="Normal">But disregarding nostalgic memories, I do have a reason to automatically make today at least a good day: a victory. A ‘rest day’ is nothing more than a concept, really, it’s just an idea, and indicator of what I intend to do with my day. Life doesn’t care if today is a rest day or not. And so, out of left field, life threw a battle at me. One between myself and I. Today could have been another loss, and statistically, today should have been another loss, the cards were against me. But I won. I won, and no one, nothing can deny that. What’s more, this victory is akin to the type of victory I am looking for: one earned with nothing but the clothes on my back, the ideas in my mind. No external help, not even writing.</text:p>
      <text:p text:style-name="Normal">At the end of the day, a battle with oneself comes down to making a decision. In a battle with oneself, victory <text:span text:style-name="T2">is</text:span> a decision, a choice. A hard to make choice, but a choice nonetheless. And I made it. I celebrate my victory, but it is important to maintain humility, and to tract lessons from the win as though it were a loss. The key component here was understanding that <text:span text:style-name="T2">now</text:span> is the only time that matters, and if I was to make a choice, if I was to choose victory, I had to make it <text:span text:style-name="T2">now. </text:span>No delaying, no waiting for perfect occasions to come, because the only perfect occasion is now, the only good time to act is now.</text:p>
      <text:p text:style-name="Normal">There were still a lot of flaws in display, lots of things that could have been done better, but there’s always room for improvement, and as I said, nothing, no one can take away this victory today. I always think that even travelling back in time won’t truly erase the mistakes we’ve committed, but if that’s true, then the same goes for victories. Nothing will ever take away the victory you’ve earned today. Nothing, and no one ever will.</text:p>
      <text:p text:style-name="Normal">Today was a rest day, tomorrow, we resume the grind. More battles are sure to come, and they will never catch at a good time for us. So when those times come, remember that it comes down to making a decision, <text:span text:style-name="T2">right now, </text:span>and that that decision will determine who we are, in a manner far greater than any other decision we make on a daily basis.</text:p>
      <text:p text:style-name="Normal">It’s actually very simple: we want to be strong, and only those who are strong enough will make the choice to win against themselves. In other words, if you choose victory, you will have chosen to be strong, else, you’ve chosen not to be strong. Just like victory, strength is a choice. A hard choice maybe, but a choice nonetheless. If you want to be strong, victory is the only choice.</text:p>
      <text:p text:style-name="Normal">If you want to be your own light, if you want to be your own star, you will have to choose strength, to choose victory. You are your future, don’t forget that. See you.</text:p>
      <text:p text:style-name="Normal"/>
      <text:p text:style-name="Normal">•••</text:p>
      <text:p text:style-name="Normal">Sunday 6th of October, 23:55, day -10</text:p>
      <text:p text:style-name="Normal">There’s only one thing special about today, one thing worth talking about: wife. Wife streamed. Why? Because she was invited. Nene. Neneeeeeeeeeee. Nenechi. It’s been a while. I missed her. Lots of thanks to Omarun for the invitation. It was great, it was fun. I shall patiently wait for her to fully come back.</text:p>
      <text:p text:style-name="Normal">Other than that, it’s the usual talk of “not bad, you can do better”. And we will do better. I’ll kill you if we don’t. Okay, I won’t, but I’ll be very angry at and very disappointed in you. There really isn’t much to say about today. Oh, we’ve begun meditating, I guess that’s about it. Alright, see you then.</text:p>
      <text:p text:style-name="Normal"/>
      <text:p text:style-name="Normal">•••</text:p>
      <text:p text:style-name="Normal">Monday 7th of October, 22:25, day -11</text:p>
      <text:p text:style-name="Normal">We’re slightly earlier than usual today. There’s a reason for that. Today, if I’d respected the change we’d just made with respect to the workout rate, I would have worked out. And I was about to. Then I decided not to.</text:p>
      <text:p text:style-name="Normal">Yesterday, I should have written. And I did, but I didn’t work on any story. Or rather, I did work on a story: my own. Refer to a file called ‘A Passion.odt’, that’s what I wrote.</text:p>
      <text:p text:style-name="Normal">For the entirety of this grind, no, for a rather long time now, we’ve been careful about how we approached writing. In the past, I’d subconsciously but forcefully tried to make it into a passion, I’d tried to force myself to like writing, to enjoy writing. That was... Two years ago? Three years ago? Something like that. It nearly made me give up on writing, out of frustration. Not long after, we’d matured enough to recognize what was happening, what we were doing. Afterwards, for some reason, we still wrote. We were just careful about it. We didn’t put any expectation on writing, we didn’t really expect it to be enjoyable. Although, I think I kept on writing because it was enjoyable, because I remembered occasions where I enjoyed it a lot. Still, we had this very light-handed approach.</text:p>
      <text:p text:style-name="Normal">And that changes today. What I’m about to do is very similar to what I had done subconsciously all those years back, but it is different where it matters. I’m not going to try and force myself to enjoy writing. Instead, I’ll give writing everything I’ve got. I’ll write like I’ve never written before, pouring all of my being into it. I will give writing everything I’ve got, and in exchange, I want to see if it becomes a passion.</text:p>
      <text:p text:style-name="Normal">Why writing in particular? Because in the past, after I’d graduated from high school, somethings somewhere put the idea in my mind that there’s such a thing as a passion. And I wanted to find mine. I tried boxing, and I’d declared I’d become a world champion one day. My heart didn’t like it. I tried studying physics, to uncover the mysteries of this universe, but I lost interest. I wanted to become an astronaut, to challenge the entire world, to challenge every last person who dreamed of becoming an astronaut. That flame did not live long. I tried programming on my own, with ideas of becoming a game developer, and I was promptly disappointed by how many lines were needed to create so little, when compared to writing.</text:p>
      <text:p text:style-name="Normal">And then, I tried writing again.</text:p>
      <text:p text:style-name="Normal">In the distant past of my childhood, books seemed to be the one and only thing I was good at. Imagination, stories. I’d even participated in writing contests my school had joined. Without ever winning, but it wasn’t a bad experience. I had no idea what I was doing though, to a significantly greater extent than even nowadays. I really had no idea what I was doing. But it didn’t matter, whether I was writing or just day-dreaming, my imagination ran wild, with and without music. So, after failing to find a passion in boxing, in physics, in great aspirations, or in creation through code, I tried writing again. It had begun with a random document just like this one, where I talked to myself. I’d made the decision that I’d try writing, and my heart felt weird. It felt slightly warm, and slightly uncomfortable. It felt like we’d hit something. Was it the jackpot? To this day, I still don’t know. It was very much like I was a miner digging for ores, and all of a sudden my pickax hit something that was clearly different from everything else until now. Did I strike gold? I don’t know. But I want to know.</text:p>
      <text:p text:style-name="Normal">And it’s precisely because I want to know that I’ll give writing everything I’ve got. If I’m lucky, writing will become my passion. Else, I will have lost a key to happiness. Either way, I will be left without regrets. Either way, I know I’ll have given this all I had. That’s how I want to live my life.</text:p>
      <text:p text:style-name="Normal">Writing is taking priority over everything, that’s why I chose to not workout and to undo the increase in pace; I will preserve my time and energy for the night. From now on, we’ll also stop writing so much per entry. At least, we won’t make it a habit. Our time will be dedicated to writing. So, that’s the piece of news for today. See you now.</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